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 fo:border="none" style:vertical-align="top"/>
      <style:text-properties fo:color="#666666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6666" fo:font-size="7pt" style:font-size-asian="7pt" style:font-size-complex="7pt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1" office:value-type="string" calcext:value-type="string">
            <text:p>count</text:p>
          </table:table-cell>
          <table:table-cell table:number-columns-repeated="1637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2" office:value-type="string" calcext:value-type="string">
            <text:p>(-1)</text:p>
          </table:table-cell>
          <table:table-cell table:style-name="ce1" office:value-type="string" calcext:value-type="string">
            <text:p>ABSENT</text:p>
          </table:table-cell>
          <table:table-cell table:style-name="ce1" table:formula="of:=COUNTIF([.A1:.A500]; -1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(0)</text:p>
          </table:table-cell>
          <table:table-cell table:style-name="ce1" office:value-type="string" calcext:value-type="string">
            <text:p>FAIL</text:p>
          </table:table-cell>
          <table:table-cell table:style-name="ce1" table:formula="of:=COUNTIF([.A1:.A500]; 0)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table:formula="of:=COUNTIF([.A1:.A500]; [.E6])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table:formula="of:=COUNTIF([.A1:.A500]; [.E7])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table:formula="of:=COUNTIF([.A1:.A500]; [.E8])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table:formula="of:=COUNTIF([.A1:.A500]; [.E9])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table:formula="of:=COUNTIF([.A1:.A500]; [.E10])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table:formula="of:=COUNTIF([.A1:.A500]; [.E11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table:formula="of:=COUNTIF([.A1:.A500]; [.E12])" office:value-type="float" office:value="3" calcext:value-type="float">
            <text:p>3</text:p>
          </table:table-cell>
          <table:table-cell table:number-columns-repeated="3"/>
          <table:table-cell>
            <draw:frame draw:z-index="0" draw:name="Grafico 4" draw:style-name="gr1" draw:text-style-name="P1" svg:width="5.8079in" svg:height="2.9319in" svg:x="0.7122in" svg:y="0.0016in">
              <draw:object draw:notify-on-update-of-ranges="Foglio1.E4:Foglio1.E19 Foglio1.A1:Foglio1.A1 Foglio1.F4:Foglio1.F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table:formula="of:=COUNTIF([.A1:.A500]; [.E13]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table:formula="of:=COUNTIF([.A1:.A500]; [.E14])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table:formula="of:=COUNTIF([.A1:.A500]; [.E15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table:formula="of:=COUNTIF([.A1:.A500]; [.E16]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table:formula="of:=COUNTIF([.A1:.A500]; [.E17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table:formula="of:=COUNTIF([.A1:.A500]; [.E18]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table:formula="of:=COUNTIF([.A1:.A500]; [.E19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" office:value-type="string" calcext:value-type="string">
            <text:p>tot1</text:p>
          </table:table-cell>
          <table:table-cell table:style-name="ce1" table:formula="of:=SUM([.F4:.F19])" office:value-type="float" office:value="68" calcext:value-type="float">
            <text:p>68</text:p>
          </table:table-cell>
          <table:table-cell table:number-columns-repeated="1637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3"/>
          <table:table-cell table:style-name="ce1" office:value-type="string" calcext:value-type="string">
            <text:p>mean</text:p>
          </table:table-cell>
          <table:table-cell table:style-name="ce1" table:formula="of:=AVERAGEIF([.A1:.A500]; &quot;&gt;0&quot;)" office:value-type="float" office:value="23.0666666666667" calcext:value-type="float">
            <text:p>23.0666666666667</text:p>
          </table:table-cell>
          <table:table-cell table:number-columns-repeated="163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1" office:value-type="string" calcext:value-type="string">
            <text:p>median</text:p>
          </table:table-cell>
          <table:table-cell table:style-name="ce1" table:number-matrix-columns-spanned="1" table:number-matrix-rows-spanned="1" table:formula="of:=MEDIAN(IF([.A1:.A500]&gt;0;[.A1:.A500];&quot;&quot;))"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string" calcext:value-type="string">
            <text:p>mode</text:p>
          </table:table-cell>
          <table:table-cell table:style-name="ce1" table:number-matrix-columns-spanned="1" table:number-matrix-rows-spanned="1" table:formula="of:=MODE(IF([.A1:.A500]&gt;0;[.A1:.A500];&quot;&quot;))"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9"/>
          <table:table-cell table:style-name="ce3" table:number-columns-repeated="6"/>
          <table:table-cell table:style-name="ce6"/>
          <table:table-cell table:number-columns-repeated="1636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9"/>
          <table:table-cell table:style-name="ce4" office:value-type="string" calcext:value-type="string">
            <text:p>STUDENTS</text:p>
          </table:table-cell>
          <table:table-cell table:style-name="ce4"/>
          <table:table-cell table:style-name="ce4" office:value-type="string" calcext:value-type="string">
            <text:p>MEAN</text:p>
          </table:table-cell>
          <table:table-cell table:style-name="ce4"/>
          <table:table-cell table:style-name="ce4" office:value-type="string" calcext:value-type="string">
            <text:p>MEDIAN</text:p>
          </table:table-cell>
          <table:table-cell table:style-name="ce4"/>
          <table:table-cell table:style-name="ce4" office:value-type="string" calcext:value-type="string">
            <text:p>MODE</text:p>
          </table:table-cell>
          <table:table-cell table:number-columns-repeated="1636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9" office:value-type="string" calcext:value-type="string" table:number-columns-spanned="5" table:number-rows-spanned="15">
            <text:p>Guide</text:p>
            <text:p/>
            <text:p>[1] Copy the grades from Online services using vertical selection in Firefox (hold down the Ctrl key) </text:p>
            <text:p/>
            <text:p>[2] Substitute ABSENT with -1 </text:p>
            <text:p/>
            <text:p>[3] Substitute POSTPONED (rimandato) with 0 </text:p>
            <text:p/>
            <text:p>[4] Substitute "30 cum laude" with 31 </text:p>
            <text:p/>
            <text:p>[5] Remove every REFUSED </text:p>
            <text:p/>
            <text:p>[6] Paste the grades in column A</text:p>
          </table:table-cell>
          <table:covered-table-cell table:number-columns-repeated="4"/>
          <table:table-cell table:number-columns-repeated="2"/>
          <table:table-cell table:style-name="ce5" table:formula="of:=[.F21]" office:value-type="float" office:value="68" calcext:value-type="float">
            <text:p>68</text:p>
          </table:table-cell>
          <table:table-cell table:style-name="ce5"/>
          <table:table-cell table:style-name="ce5" table:formula="of:=ROUND([.F23]; 2)" office:value-type="float" office:value="23.07" calcext:value-type="float">
            <text:p>23.07</text:p>
          </table:table-cell>
          <table:table-cell table:style-name="ce5"/>
          <table:table-cell table:style-name="ce5" table:formula="of:=[.F24]" office:value-type="float" office:value="22" calcext:value-type="float">
            <text:p>22</text:p>
          </table:table-cell>
          <table:table-cell table:style-name="ce5"/>
          <table:table-cell table:style-name="ce5" table:formula="of:=[.F25]"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/>
          <table:covered-table-cell office:value-type="string" calcext:value-type="string">
            <text:p>[2] Substitute ABSENT with -1</text:p>
          </table:covered-table-cell>
          <table:covered-table-cell table:number-columns-repeated="4"/>
          <table:table-cell table:number-columns-repeated="1637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/>
          <table:covered-table-cell office:value-type="string" calcext:value-type="string">
            <text:p>[3] Substitute POSTPONED (rimandato) with 0</text:p>
          </table:covered-table-cell>
          <table:covered-table-cell table:number-columns-repeated="4"/>
          <table:table-cell table:number-columns-repeated="2"/>
          <table:table-cell table:style-name="ce14" office:value-type="string" calcext:value-type="string" table:number-columns-spanned="7" table:number-rows-spanned="6">
            <text:p>Q: How can I make this chart? A: Download the template from <text:span text:style-name="T1">bit.ly/polimistats</text:span> </text:p>
          </table:table-cell>
          <table:covered-table-cell table:number-columns-repeated="6"/>
          <table:table-cell table:number-columns-repeated="163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office:value-type="string" calcext:value-type="string">
            <text:p>[4] Substitute "30 cum laude" with 31</text:p>
          </table:covered-table-cell>
          <table:covered-table-cell table:number-columns-repeated="4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/>
          <table:covered-table-cell office:value-type="string" calcext:value-type="string">
            <text:p>[5] Remove every REFUSED</text:p>
          </table:covered-table-cell>
          <table:covered-table-cell table:number-columns-repeated="4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/>
          <table:covered-table-cell office:value-type="string" calcext:value-type="string">
            <text:p>[6] Paste the grades in column A</text:p>
          </table:covered-table-cell>
          <table:covered-table-cell table:number-columns-repeated="4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/>
          <table:covered-table-cell table:number-columns-repeated="5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1" table:number-rows-repeated="10">
          <table:table-cell table:style-name="ce1"/>
          <table:table-cell table:number-columns-repeated="16383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0:53:18.009780901</meta:creation-date>
    <dc:language>en-US</dc:language>
    <meta:editing-cycles>1</meta:editing-cycles>
    <meta:editing-duration>P0D</meta:editing-duration>
    <meta:generator>LibreOffice/7.4.7.2$Linux_X86_64 LibreOffice_project/40$Build-2</meta:generator>
    <meta:document-statistic meta:table-count="1" meta:cell-count="126" meta:object-count="1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12pt" fo:letter-spacing="0.016cm" fo:language="it" fo:country="IT" style:font-size-asian="12pt" style:font-size-complex="12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 style:rotation-angle="45"/>
      <style:graphic-properties svg:stroke-width="0.044cm" svg:stroke-color="#bfbfbf"/>
      <style:text-properties fo:color="#595959" style:text-position="0% 100%" fo:font-family="Calibri" fo:font-size="9pt" fo:letter-spacing="0.005cm" style:font-size-asian="9pt" style:font-size-complex="9pt"/>
    </style:style>
    <style:style style:name="ch5" style:family="chart">
      <style:chart-properties style:rotation-angle="0"/>
      <style:text-properties fo:color="#000000" style:text-position="0% 100%" fo:font-family="Calibri" fo:font-size="9pt" fo:language="it" fo:country="I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80" chart:overlap="2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etter-spacing="0.005cm" style:font-size-asian="9pt" style:font-size-complex="9pt"/>
    </style:style>
    <style:style style:name="ch7" style:family="chart">
      <style:chart-properties style:rotation-angle="90"/>
      <style:text-properties fo:color="#000000" style:text-position="0% 100%" fo:font-family="Calibri" fo:font-size="9pt" fo:language="en" fo:country="US" fo:font-weight="bold" style:font-size-asian="9pt" style:font-weight-asian="bold" style:font-size-complex="9pt" style:font-weight-complex="bold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label-position="outside"/>
      <style:graphic-properties draw:stroke="none" draw:fill-color="#000000"/>
      <style:text-properties style:text-position="0% 100%" fo:font-family="Arial" fo:font-size="10pt" style:font-size-asian="10pt" style:font-size-complex="10pt"/>
    </style:style>
    <style:style style:name="ch10" style:family="chart">
      <style:chart-properties chart:solid-type="cuboid"/>
      <style:graphic-properties draw:fill-color="#ffc000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753cm" svg:height="7.448cm" xlink:href=".." xlink:type="simple" chart:class="chart:bar" chart:style-name="ch1">
        <chart:title svg:x="4.857cm" svg:y="0.283cm" chart:style-name="ch2">
          <text:p>COMPUTER SECURITY
2023/07/13</text:p>
        </chart:title>
        <chart:plot-area chart:style-name="ch3" table:cell-range-address="Foglio1.E4:Foglio1.F19 Foglio1.A1:Foglio1.A1" chart:data-source-has-labels="both" svg:x="1.306cm" svg:y="1.692cm" svg:width="13.152cm" svg:height="4.627cm">
          <chart:coordinate-region svg:x="1.964cm" svg:y="1.692cm" svg:width="12.494cm" svg:height="3.35cm"/>
          <chart:axis chart:dimension="x" chart:name="primary-x" chart:style-name="ch4" chartooo:axis-type="auto">
            <chartooo:date-scale/>
            <chart:title svg:x="6.635cm" svg:y="6.385cm" chart:style-name="ch5">
              <text:p>RESULT</text:p>
            </chart:title>
            <chart:categories table:cell-range-address="Foglio1.E4:Foglio1.E19"/>
          </chart:axis>
          <chart:axis chart:dimension="y" chart:name="primary-y" chart:style-name="ch6">
            <chart:title svg:x="0.449cm" svg:y="4.783cm" chart:style-name="ch7">
              <text:p># OF STUDENTS</text:p>
            </chart:title>
            <chart:grid chart:style-name="ch8" chart:class="major"/>
          </chart:axis>
          <chart:series chart:style-name="ch9" chart:values-cell-range-address="Foglio1.F4:Foglio1.F19" chart:label-cell-address="Foglio1.A1:Foglio1.A1" chart:class="chart:bar">
            <chart:data-point chart:style-name="ch10" chart:repeated="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</text:p>
                <draw:g>
                  <svg:desc>Foglio1.A1:Foglio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SENT</text:p>
                <draw:g>
                  <svg:desc>Foglio1.E4:Foglio1.E19</svg:desc>
                </draw:g>
              </table:table-cell>
              <table:table-cell office:value-type="float" office:value="0">
                <text:p>0</text:p>
                <draw:g>
                  <svg:desc>Foglio1.F4:Foglio1.F19</svg:desc>
                </draw:g>
              </table:table-cell>
            </table:table-row>
            <table:table-row>
              <table:table-cell office:value-type="string">
                <text:p>FAI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